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llel.addDaemons( TaskList daemonTask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llel.killAll( TaskRunnable [ ] runnin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rallel.setThreadCount( int numThrea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.spinThreads(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02">
            <text:p text:style-name="Table_20_Contents">102</text:p>
          </table:table-cell>
        </table:table-row>
        <table:table-row>
          <table:table-cell office:value-type="string">
            <text:p text:style-name="Table_20_Contents">Parallel.updateThreadCoun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llel.setPollInterval( int poll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llel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Runnable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.setThreadsPerProcessor( int numThreadsPer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List.addTask( Task nested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.getNumProcess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allel.setFailOnAny( boolean failOnAn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Runnable.interru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allel.processExceptions( TaskRunnable [ ] runnabl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askRunnable.isFinis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skRunnable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rallel.addTask( Task nested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Runnable.TaskRunnable(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